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Header and Footer</text:p>
      <text:p text:style-name="rststyle-textbody">... only <text:span text:style-name="rststyle-emphasis">boldness</text:span> can deliver from fear. And if the risk is not taken, the
meaning of life is somehow violated, and the whole future is condemned to
hopeless staleness.</text:p>
      <text:p text:style-name="rststyle-blockquote">-- (Carl Jung, Symbols of Transformation)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>
      <style:head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header">head in the clouds</text:p>
      </style:head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feets getting wet</text:p>
      </style:footer>
    </ns2:master-page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19-08-20T12:29:05</meta:creation-date>
    <dc:creator>engelbert</dc:creator>
    <dc:date>2019-08-20T12:29:05</dc:date>
    <dc:language>en-US</dc:language>
    <meta:editing-cycles>1</meta:editing-cycles>
    <meta:editing-duration>PT00M01S</meta:editing-duration>
    <dc:title>Header and Footer</dc:title>
  </office:meta>
</office:document-meta>
</file>